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ActionRequest.getPortl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arameterValue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ultipartActionRequest.setCharacter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roperti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ultipartAction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isPortletModeAllowed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ortl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isWindowStateAllowed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Response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ortl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Action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MultipartActionRequest( ActionRequest request , Hashtable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ActionRequest.getResponse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clean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artActionRequest.set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aramete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artAction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ort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ortl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Window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Action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